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" svg:font-family="'Droid Sans'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Tahoma" svg:font-family="Tahoma" style:font-family-generic="swiss" style:font-pitch="variable"/>
    <style:font-face style:name="Droid Sans2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1"/>
    </style:style>
    <style:style style:name="P2" style:family="paragraph" style:parent-style-name="Standard">
      <style:text-properties fo:color="#000000" style:font-name="Droid Sans1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font-name="Droid Sans1" style:text-underline-style="solid" style:text-underline-width="auto" style:text-underline-color="font-color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color="#000000" style:font-name="Droid Sans1" fo:language="en" fo:country="GB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Droid Sans1" fo:font-weight="bold" style:font-weight-asian="bold"/>
    </style:style>
    <style:style style:name="P6" style:family="paragraph" style:parent-style-name="Standard" style:list-style-name="WW8Num7">
      <style:text-properties fo:color="#000000" style:font-name="Droid Sans1"/>
    </style:style>
    <style:style style:name="P7" style:family="paragraph" style:parent-style-name="Standard" style:list-style-name="WW8Num9">
      <style:text-properties fo:color="#000000" style:font-name="Droid Sans1"/>
    </style:style>
    <style:style style:name="P8" style:family="paragraph" style:parent-style-name="Standard" style:list-style-name="WW8Num10">
      <style:text-properties fo:color="#000000" style:font-name="Droid Sans1"/>
    </style:style>
    <style:style style:name="P9" style:family="paragraph" style:parent-style-name="Standard" style:list-style-name="WW8Num10">
      <style:text-properties fo:color="#000000" style:font-name="Droid Sans1" fo:background-color="#ffff00"/>
    </style:style>
    <style:style style:name="P10" style:family="paragraph" style:parent-style-name="Standard" style:list-style-name="WW8Num4">
      <style:text-properties fo:color="#000000" style:font-name="Droid Sans1"/>
    </style:style>
    <style:style style:name="P11" style:family="paragraph" style:parent-style-name="Standard" style:list-style-name="WW8Num4">
      <style:text-properties fo:color="#000000" style:font-name="Droid Sans1" fo:background-color="#00ffff"/>
    </style:style>
    <style:style style:name="P12" style:family="paragraph" style:parent-style-name="Standard" style:list-style-name="WW8Num9">
      <style:text-properties fo:color="#000000" style:text-line-through-style="solid" style:text-line-through-width="bold" style:font-name="Droid Sans1" fo:background-color="#ffff00"/>
    </style:style>
    <style:style style:name="P13" style:family="paragraph" style:parent-style-name="Standard" style:list-style-name="WW8Num10">
      <style:text-properties fo:color="#000000" style:text-line-through-style="solid" style:text-line-through-width="bold" style:font-name="Droid Sans1" fo:background-color="#ffff00"/>
    </style:style>
    <style:style style:name="P14" style:family="paragraph" style:parent-style-name="Standard" style:list-style-name="WW8Num10">
      <style:text-properties fo:color="#000000" style:text-line-through-style="solid" style:text-line-through-width="bold" style:font-name="Droid Sans1" fo:language="en" fo:country="G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ff00"/>
    </style:style>
    <style:style style:name="T3" style:family="text">
      <style:text-properties fo:background-color="#00ffff"/>
    </style:style>
    <style:style style:name="T4" style:family="text">
      <style:text-properties style:text-line-through-style="solid" style:text-line-through-width="bold"/>
    </style:style>
    <style:style style:name="T5" style:family="text">
      <style:text-properties style:text-line-through-style="solid" style:text-line-through-width="bold"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tefatti di UP su cui verterà l’esame</text:p>
      <text:p text:style-name="P3"/>
      <text:p text:style-name="P3"/>
      <text:p text:style-name="P1"><text:span text:style-name="T1">ATTENZIONE:</text:span> nella relazione finale devono essere presenti le tre sezioni (Ideazione, Elaborazione 1, Elaborazione 2) come dettagliato qui sotto.</text:p>
      <text:p text:style-name="P1"/>
      <text:p text:style-name="P1">Gli artefatti da includere OBBLIGATORIAMENTE nella relazione sono:</text:p>
      <text:p text:style-name="P1"/>
      <text:list xml:id="list2120352188" text:style-name="WW8Num7">
        <text:list-item>
          <text:p text:style-name="P6">quelli creati durante il corso, fra i quali alcuni insieme ai docenti (almeno in parte) e altri in autonomia dai vari gruppi che hanno frequentato regolarmente; questi sono evidenziati in <text:span text:style-name="T2">giallo</text:span>;</text:p>
        </text:list-item>
        <text:list-item>
          <text:p text:style-name="P6">alcuni altri, evidenziati in <text:span text:style-name="T3">azzurro</text:span>.</text:p>
        </text:list-item>
      </text:list>
      <text:p text:style-name="P1"/>
      <text:p text:style-name="P1">Ciò che non è evidenziato può essere naturalmente allegato alla relazione e sarà materia dell’orale, ovvero, per esempio, durante l’orale potremmo chiedervi di produrre un pezzo di un UC dettagliato tra quelli menzionati, o farvi parlare del documento di visione (che l’abbiate allegato oppure no), ecc. Ovviamente tutto il lavoro in più oltre a quello obbligatorio non può che far bene alla vostra preparazione, ma il voto non dipenderà dalla presenza o meno degli artefatti non obbligatori, solo dalla vostra capacità di realizzarli, ovvero dalla competenza che mostrerete di aver acquisito. Si noti che è obbligatorio consegnare un glossario completo, che includa anche i termini introdotti nel modello di progetto. Questo è necessario per poter capire bene cosa si intende durante la discussione d’esame.</text:p>
      <text:p text:style-name="P2"/>
      <text:p text:style-name="P2">Iterazione dell’ideazione</text:p>
      <text:p text:style-name="P2"/>
      <text:list xml:id="list1122315464" text:style-name="WW8Num9">
        <text:list-item>
          <text:p text:style-name="P7">Prima versione di: visione, <text:span text:style-name="T5">specifiche supplementari</text:span> (non funzionali che non rientrano negli UC), <text:span text:style-name="T5">glossario</text:span><text:span text:style-name="T2">.</text:span></text:p>
        </text:list-item>
        <text:list-item>
          <text:p text:style-name="P12">UC diagram con descrizioni brevi di tutti gli UC (nelle specification).</text:p>
        </text:list-item>
        <text:list-item>
          <text:p text:style-name="P12">UC dettagliati: ManageItineraryBase, ManageItineraryPro, SearchItineraryOrJourney.</text:p>
        </text:list-item>
      </text:list>
      <text:p text:style-name="P1"/>
      <text:p text:style-name="P2">Prima iterazione dell’elaborazione</text:p>
      <text:p text:style-name="P1"/>
      <text:list xml:id="list732113595" text:style-name="WW8Num10">
        <text:list-item>
          <text:p text:style-name="P8"><text:span text:style-name="T3">Aggiornamenti di</text:span>: visione e <text:span text:style-name="T3">glossario</text:span>.</text:p>
        </text:list-item>
        <text:list-item>
          <text:p text:style-name="P13">SSD per UC ManageItineraryBase, ManageItineraryPro, SearchItineraryOrJourney (tutti gli scenari).</text:p>
        </text:list-item>
        <text:list-item>
          <text:p text:style-name="P9"><text:span text:style-name="T4">Contratti delle operazioni per UC ManageItineraryBase, ManageItineraryPro, SearchItineraryOrJourney (tutti gli scenari).</text:span></text:p>
        </text:list-item>
        <text:list-item>
          <text:p text:style-name="P13">Modello del Dominio.</text:p>
        </text:list-item>
        <text:list-item>
          <text:p text:style-name="P9">Modello di Progetto con applicazione dei pattern GoF.</text:p>
        </text:list-item>
        <text:list-item>
          <text:p text:style-name="P9">Sequence dettagliati per UC ManageItineraryBase, ManageItineraryPro, SearchItineraryOrJourney con applicazione dei pattern GRASP (tutti gli scenari).</text:p>
        </text:list-item>
        <text:list-item>
          <text:p text:style-name="P8">Eventuale aggiornamento degli UC dettagliati nell’iterazione dell’ideazione a fronte dello sviluppo degli altri artefatti (ad esempio, abbiamo introdotto il concetto di ItineraryBrick nel Domain Model).</text:p>
        </text:list-item>
        <text:list-item>
          <text:p text:style-name="P8">Progetto di massima della base di dati (diagramma E/R e modello relazionale) a partire dal modello di progetto e dai sequence dettagliati.</text:p>
        </text:list-item>
        <text:list-item>
          <text:p text:style-name="P14"><text:span text:style-name="T3">UC dettagliati: </text:span>SearchStay, <text:span text:style-name="T3">SearchActivity, ManageActivitiesInStay.</text:span></text:p>
        </text:list-item>
      </text:list>
      <text:p text:style-name="P4"><text:soft-page-break/></text:p>
      <text:p text:style-name="P2">Seconda iterazione dell’elaborazione</text:p>
      <text:p text:style-name="P2"/>
      <text:list xml:id="list993354622" text:style-name="WW8Num4">
        <text:list-item>
          <text:p text:style-name="P10">Sequence di sistema e alcuni contratti delle operazioni degli UC <text:s/>SearchStay, SearchActivity, ManageActivitiesInStay (almeno tre contratti per UC, da scegliere fra le operazioni piu’ significative in tutti scenari).</text:p>
        </text:list-item>
        <text:list-item>
          <text:p text:style-name="P10">UC dettagliati: tutti quelli con priorità media, con eventuali aggiornamenti dello UC diagram.</text:p>
        </text:list-item>
        <text:list-item>
          <text:p text:style-name="P10">Eventuale aggiornamento Domain Model: modifiche (si spera poche) e aggiunte.</text:p>
        </text:list-item>
        <text:list-item>
          <text:p text:style-name="P11">Implementazione di interfaccia (molto, molto, molto semplice), sistema e db degli UC ManageItineraryBase e SearchItineraryOrJourney OPPURE solo ManageItineraryPro, seguendo quando descritto nel documento sui Requisiti Minimi di Implementazione. Si richiede di implementare il testing (es. JUnit) per almeno uno degli U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" svg:font-family="'Droid Sans'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Tahoma" svg:font-family="Tahoma" style:font-family-generic="swiss" style:font-pitch="variable"/>
    <style:font-face style:name="Droid Sans2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roid Sans" fo:font-size="12pt" fo:language="it" fo:country="IT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roid Sans" fo:font-size="14pt" style:font-name-asian="Droid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roid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roid Sans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roid Sans" style:font-size-asian="12pt" style:font-name-complex="FreeSans1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sto_20_commento" style:display-name="Testo commento" style:family="paragraph" style:parent-style-name="Standard"/>
    <style:style style:name="Soggetto_20_commento" style:display-name="Soggetto commento" style:family="paragraph" style:parent-style-name="Testo_20_commento" style:next-style-name="Testo_20_commento">
      <style:text-properties fo:font-size="10pt" fo:font-weight="bold" style:font-size-asian="10pt" style:font-weight-asian="bold" style:font-size-complex="10pt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Arial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Arial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Arial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Arial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 style:font-name-complex="Arial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Arial"/>
    </style:style>
    <style:style style:name="WW8Num6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Arial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Arial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Arial"/>
    </style:style>
    <style:style style:name="WW8Num10z2" style:family="text">
      <style:text-properties style:font-name="Wingdings" style:font-name-complex="Wingdings"/>
    </style:style>
    <style:style style:name="Car._20_predefinito_20_paragrafo" style:display-name="Car. predefinito paragrafo" style:family="text"/>
    <style:style style:name="_20_Carattere_20_Carattere2" style:display-name=" Carattere Carattere2" style:family="text" style:parent-style-name="Car._20_predefinito_20_paragrafo">
      <style:text-properties style:font-name="Tahoma" fo:font-size="8pt" style:font-size-asian="8pt" style:font-name-complex="Tahoma" style:font-size-complex="8pt"/>
    </style:style>
    <style:style style:name="Rimando_20_commento" style:display-name="Rimando commento" style:family="text" style:parent-style-name="Car._20_predefinito_20_paragrafo">
      <style:text-properties fo:font-size="9pt" style:font-size-asian="9pt" style:font-size-complex="9pt"/>
    </style:style>
    <style:style style:name="_20_Carattere_20_Carattere1" style:display-name=" Carattere Carattere1" style:family="text" style:parent-style-name="Car._20_predefinito_20_paragrafo">
      <style:text-properties fo:font-size="12pt" style:font-size-asian="12pt" style:font-size-complex="12pt"/>
    </style:style>
    <style:style style:name="_20_Carattere_20_Carattere" style:display-name=" Carattere Carattere" style:family="text" style:parent-style-name="_20_Carattere_20_Carattere1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TTI:</dc:title>
    <meta:initial-creator>bono</meta:initial-creator>
    <meta:creation-date>2012-04-23T16:55:00</meta:creation-date>
    <dc:creator>Nives </dc:creator>
    <dc:date>2013-05-22T14:59:42</dc:date>
    <meta:editing-cycles>32</meta:editing-cycles>
    <meta:editing-duration>PT3H9M</meta:editing-duration>
    <meta:generator>LibreOffice/3.5$Linux_X86_64 LibreOffice_project/350m1$Build-2</meta:generator>
    <meta:document-statistic meta:table-count="0" meta:image-count="0" meta:object-count="0" meta:page-count="2" meta:paragraph-count="25" meta:word-count="445" meta:character-count="3021" meta:non-whitespace-character-count="2850"/>
    <meta:user-defined meta:name="Info 1"/>
    <meta:user-defined meta:name="Info 2"/>
    <meta:user-defined meta:name="Info 3"/>
    <meta:user-defined meta:name="Info 4"/>
  </office:meta>
</office:document-meta>
</file>